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AR PL UKai HK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fo:font-weight="bold" officeooo:paragraph-rsid="0017d811" style:font-name-asian="AR PL UKai HK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style:font-name-asian="AR PL UKai HK" style:font-size-asian="15pt" style:font-size-complex="15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348647" style:font-name-asian="AR PL UKai HK" style:font-size-asian="15pt" style:font-size-complex="15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1e39fa" style:font-name-asian="AR PL UKai HK" style:font-size-asian="15pt" style:font-size-complex="15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20cd2f" style:font-name-asian="AR PL UKai HK" style:font-size-asian="15pt" style:font-size-complex="15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DejaVu Sans Condensed" fo:font-size="15pt" style:font-name-asian="AR PL UKai HK" style:font-size-asian="15pt" style:font-size-complex="15pt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DejaVu Sans Condensed" officeooo:paragraph-rsid="001e39fa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DejaVu Sans Condensed" fo:font-size="10.5pt" style:font-name-asian="Noto Sans CJK JP" style:font-size-asian="10.5pt" style:font-weight-asian="normal" style:font-size-complex="10.5pt"/>
    </style:style>
    <style:style style:name="P10" style:family="paragraph" style:parent-style-name="Text_20_body">
      <loext:graphic-properties draw:fill="solid" draw:fill-color="#ffffff" draw:opacity="100%"/>
      <style:paragraph-properties fo:margin-top="0in" fo:margin-bottom="0in" loext:contextual-spacing="false" fo:background-color="#ffffff" fo:padding="0in" fo:border="none"/>
      <style:text-properties style:font-weight-asian="normal"/>
    </style:style>
    <style:style style:name="P11" style:family="paragraph" style:parent-style-name="Heading_20_1">
      <style:paragraph-properties fo:margin-top="0in" fo:margin-bottom="0in" loext:contextual-spacing="false" fo:text-align="start" style:justify-single-word="false"/>
      <style:text-properties fo:font-size="24pt" fo:font-weight="bold" officeooo:paragraph-rsid="0017d811" style:font-name-asian="DejaVu Math TeX Gyre" style:font-size-asian="24pt" style:font-weight-asian="bold" style:font-size-complex="2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基因變種人與狗請進，自然人勿擾</text:h>
      <text:p text:style-name="P2"/>
      <text:p text:style-name="P1"/>
      <text:p text:style-name="P9">跑步時，迎面騎行一男一女，遠看以爲是懷裡綁着兩個娃，正羨慕着他們的人倫之樂，近看卻是兩隻狗。頓時覺得無語，本是小孩坐的位置，卻讓位給了狗，哈哈，畫面有點滑稽。想起以前同事說的，現在有些年輕人越來越不願意養小孩，都養狗兒子狗女兒了。如今的人濫用自由的口號，做得卻是變態毀文明的事，連畜生都知道延續物種是最基本的責任！居然還有人在辯論是否生小孩是否是個人的權利？怎麼就不見這些兩腳羊辯論辯論是否打針是否是個人的自由？如今每個國門上都寫着：基因變種人與狗可入！自然人勿擾！</text:p>
      <text:p text:style-name="P10">這就是這變態而可笑的社會，畫面跟懷裡綁着狗兒子一樣滑稽！</text:p>
      <text:p text:style-name="P10">打開社交媒體，清一色是像死了親爹一樣的祭文，懷着好奇的心，想看看是哪位偉人，也想膜拜膜拜其生平事蹟。</text:p>
      <text:p text:style-name="P10">我去，現在熒幕的鴨子和雞子很稀缺麼？！</text:p>
      <text:p text:style-name="P10">該起牀打針了！腦子特別好用的東西！爲了繼承你祖上純正的基因！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3-22T13:40:07.598218554</dc:date>
    <meta:editing-duration>PT56M2S</meta:editing-duration>
    <meta:editing-cycles>46</meta:editing-cycles>
    <meta:document-statistic meta:table-count="0" meta:image-count="0" meta:object-count="0" meta:page-count="1" meta:paragraph-count="6" meta:word-count="375" meta:character-count="375" meta:non-whitespace-character-count="375"/>
  </office:meta>
</office:document-meta>
</file>